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2"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paragraph-properties fo:margin-top="0cm" fo:margin-bottom="0cm" loext:contextual-spacing="false"/>
    </style:style>
    <style:style style:name="T1" style:family="text">
      <style:text-properties officeooo:rsid="0000d15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Overview of Cloud Service Models</text:p>
      <text:p text:style-name="Standard"/>
      <text:p text:style-name="Standard">In our introductory cloud video we briefly talked about the three service models available on the cloud. Infrastructure as a Service, Platform as a Service, and Software as a Service. Before we dive into the details of each of these service models in the subsequent videos, let's get started with a quick overview of these models. Hi, I'm Tessa Rhodes, and I'm a designer on IBM Cloud. So let's start with the foundation here with IaaS. IaaS is a set of compute networking and storage resources that have been virtualized by a vendor so that a user can access and configure them any way they want. In design we have a concept of talking about users, called personas, and the persona for IaaS is a system admin, or an IT admin. Let's jump up to the top with Software as a Service that's the easy one. Software as a Service is just software that you don't have to install on your machine and you don't have to manually update. And so the user for Software as a Service could be anyone. In fact, if you're watching this on YouTube right now, then you're a user of Software as a Service. It's usually charged on a subscription model rather than a one-time license fee. And that brings us to Platform as a Service. PaaS takes advantage of all the virtualized resources from Iaas and then just abstracts them away, so the user doesn't have to worry about managing any of those virtualized resources. The user for PaaS is not a system admin, usually. It's usually a dev. In IBM we call this dev, Jane. That's the name of our persona. And so this whole metaphor, the pyramid metaphor, is meant to indicate that as you move down, you're increasing complexity in terms of your knowledge and management of infrastructure resources and you're increasing the ease of use. Another metaphor I use when I'm talking to the designers on my team about PaaS, is having to do with a car. So in this metaphor IaaS is like leasing a car. So if you've ever leased a car, you probably did a lot of research, and you care about the specs of the car and their performance. You care about the color of the car, what kind of car it is. You're the one driving and you're the one paying for it. You're also paying for the gas and any tolls or maintenance. With Platform as a Service in this metaphor, that's more like renting a car. So say you're on vacation and you just got off at the air Airport and you're going to pick up your rental car. You don't really care what color it is. You don't even care about the specs of it, but you're still driving and you're paying for the gas and any tolls you go through. Software as a Service is again the easiest one. That one's more like getting a taxi or an uber. So with the taxi or an uber, you don't care at all about what kind of car it is, what color it is and in fact, you're not even the one driving, or paying for gas, or any tolls because that's baked into the price. So let's see what it means in terms of cloud computing and its three service models. With IaaS, the cloud provider manages the physical resources, data centers, cooling power, Network and security, as well as computing resources that include servers and storage. With PaaS, the provider, in addition to the computing resources, also manages the platform infrastructure which includes the operating systems, development tools, databases, and business analytics. In the SaaS model, in addition to the infrastructure and the platform resources, the provider also hosts and manages the applications and data. In the next video, we'll take a closer look at infrastructure-as-a-service its features, benefits, and some use cases.<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IaaS - Infrastructure as a Service</text:h>
      <text:p text:style-name="Standard"/>
      <text:p text:style-name="Standard"><text:s/>In this video, we will discuss the Infrastructure-as-a-Service model in more detail. Infrastructure-as-a-Service, commonly referred to as “IaaS,” – or simply “eye-ass” -is a form of cloud computing that delivers fundamental compute, network, and storage resources to consumers on-demand, over the internet, on a pay-as-you-go basis. The cloud provider hosts the infrastructure components traditionally present in an on-premises data center as well as the virtualization or hypervisor layer. In an IaaS Cloud environment, customers can create or provision virtual machines (or VMs) in their choice of Region and Zone available from the Cloud Provider. These VMs typically come pre-installed the customer’s choice of operating system. The customers can then deploy middleware, install applications, and run workloads on these VMs. They can also and create storage for their workloads and backups. Cloud providers often provide customers the ability to track and monitor the performance and usage of their cloud services and manage disaster recovery. Let’s look at the key components of cloud infrastructure: Physical data centers: IaaS providers manage large data centers that contain the physical machines required to power the various layers of abstraction on top of them. In most IaaS models, end users do not interact directly with the physical infrastructure but experience it as a service provided to them. Compute: IaaS providers manage the hypervisors and end-users programmatically provision virtual instances with desired amounts of compute, memory, and storage resources. Cloud compute typically comes with supporting services like auto scaling and load balancing that provide scalability and high performance. Network: Users get access to networking resources on the cloud through virtualization or programmatically, through APIs. Storage: There are three types of cloud data storage: object, file, and block storage. Object storage is the most common mode of storage in the cloud, given that it is highly distributed and resilient. IaaS supports a wide array of use cases. We’ll look at some typical use cases here. Organizations today are using cloud infrastructure services to enable their teams to set up test and development environments faster, helping create new applications more quickly. By abstracting the low-level components, cloud infrastructure is helping developers focus more on business logic than infrastructure management. Business continuity and disaster recovery require a significant amount of technology and staff investments. IaaS is helping organizations reduce this cost and make applications and data accessible as usual during a disaster or outage. Organizations are using cloud infrastructure to deploy their web applications faster and also scale infrastructure up and down as demand fluctuates. Organizations are leveraging the high-performance computing capabilities of cloud infrastructure to solve complex problems involving millions of variables and calculations such as climate and weather predictions and financial modeling. Mining massive data sets to locate valuable patterns, trends, and associations requires a huge amount of processing power. Cloud infrastructure not only provides the required high-performance computing but also makes it economically viable. While there are some concerns regarding the lack of transparency in the cloud infrastructure’s configuration and management and dependency on a third-party for workload availability and performance, Infrastructure-as-a-Service is the fastest growing cloud model today. In the next video, we will look at Platform-as-a-Service model, its features, benefits, and some use cases.</text:p>
      <text:p text:style-name="Standard"/>
      <text:p text:style-name="Standard"/>
      <text:p text:style-name="Standard"/>
      <text:p text:style-name="Standard"/>
      <text:p text:style-name="Standard"/>
      <text:p text:style-name="Standard"/>
      <text:p text:style-name="Standard"/>
      <text:p text:style-name="Standard"><text:soft-page-break/></text:p>
      <text:p text:style-name="P1">PaaS - Platform as a Service</text:p>
      <text:p text:style-name="P1"/>
      <text:p text:style-name="P1"/>
      <text:p text:style-name="P1">Platform-as-a-Service, commonly referred to as “PaaS” or simply "pass", is a a cloud computing model that provides customers a complete platform to develop, deploy manage, and run applications created by them or acquired from a third-party. The PaaS provider hosts everything—servers, networks, storage, operating system, application runtimes, APIs, middleware, databases, and other tools at their data center. The provider also takes responsibility for the installation, configuration, and operation of the application infrastructure, leaving the user responsible for only the application code and its maintenance. Customers pay for this service on a usage basis and purchase resources on-demand. With IaaS, the cloud provider offers access to ‘raw’ computing resources, such as servers, storage, and networking, while the user is responsible for the platform and application software. With PaaS, the cloud service provider delivers and manages the entire platform infrastructure, abstracting users from the lower-level details of the environment. Let’s look at some essential characteristics of Platform-as-a-Service or PaaS : PaaS clouds are distinguished by the high level of abstraction they provide to the users, eliminating the complexity of deploying applications, configuring infrastructure, and provisioning and configuring supporting technologies like load balancers and databases. PaaS clouds provide services and APIs that help simplify the job of developers in delivering elastically scalable and highly available cloud applications. These services typically include a variety of capabilities such as APIs for distributed caching, queuing and messaging, file and data storage, workload management, user identity, and analytics, thus eliminating the need to integrate disparate components. The PaaS runtime environment executes end-user code according to policies set by the application owner and cloud provider. Many of the PaaS offerings provide developers with rapid deployment mechanisms, or “push and run” mechanism, for deploying and running applications. PaaS offerings support a range of application infrastructure or middleware capabilities, such as application servers, database management systems, business analytics servers, mobile back-end services, integration services, business process management systems, rules engines, and complex event processing systems. Such an application infrastructure assists developers by reducing the amount of code that must be written while expanding the application’s functional capabilities. The most important use case for PaaS is strategic—build, test, deploy, enhance, and scale applications rapidly and cost-effectively. Let’s look at some more use cases for PaaS: API development and management: Organizations are using PaaS to develop, run, manage, and secure APIs and microservices, which are loosely coupled, independently deployable components and services. Internet of Things, or IoT: PaaS clouds support a broad range of application environments, programming languages, and tools used for IoT deployments. Business analytics/intelligence: PaaS tools allow organizations to analyze their data to find business insights that enable more informed business decisions and predictions. Business Process Management, or BPM: Organizations are using the PaaS cloud to access BPM platform delivered as a service. Master data management, or MDM: Organizations are leveraging the PaaS cloud to provide a single point of reference for critical business data such as information about customer transactions and analytical data to support decision making. Let’s look at some advantages of using PaaS: Scalability, made possible because of the rapid allocation and deallocation of resources with a pay-as-you-use model offered by PaaS. The APIs, support services, and middleware capabilities that PaaS clouds provide assist developers in focusing their efforts on application development and testing, resulting in faster time to market for their products and services. Middleware capabilities also reduce the amount of code that needs to be written while expanding the application’s functional capabilities. Greater agility and innovation because using PaaS platforms means that you can experiment with multiple operating systems, languages, and tools without having to invest in these resources. You can evaluate and prototype ideas with very low risk exposure resulting in faster, easier, less-risky adoption of a wider range of resources. Some of the key PaaS offerings available in the market today <text:soft-page-break/>include AWS Elastic Beanstalk, Cloud Foundry, IBM Cloud Paks, Windows Azure, RedHat OpenShift, Magento Commerce Cloud, Force.com, and Apache Stratos. PaaS clouds do come with some risks—risks that all cloud offerings have in general, such as information security threats and dependency on the service provider’s infrastructure. Services can get impacted when a service provider’s infrastructure experiences downtime. Customers also don’t have any direct control over the changes that may take place when a provider makes changes in its strategy, service offerings, or tools. But the benefits can far outweigh these risks. PaaS continues to experience strong growth and is predicted to become the prevailing platform delivery model moving forward. In the next video, we will look at Software-as-a-Service model, its features, benefits, and some use cases.</text:p>
      <text:p text:style-name="P1"/>
      <text:p text:style-name="P1"/>
      <text:p text:style-name="P1"/>
      <text:p text:style-name="P1"/>
      <text:p text:style-name="P1"/>
      <text:p text:style-name="P1"/>
      <text:p text:style-name="P1"/>
      <text:p text:style-name="P1"/>
      <text:p text:style-name="P1"/>
      <text:p text:style-name="P1">SaaS - Software as a Service</text:p>
      <text:p text:style-name="P1"/>
      <text:p text:style-name="P1">Software-as-a-Service, “SaaS”, is a cloud offering that provides users with access to a service provider’s cloud-based software. SaaS providers maintain the servers, databases, and code that constitute an application. They also manage access to the application, including security, availability, and performance. Applications reside on a remote cloud network, and users use these applications without having to maintain and update the infrastructure. Core business processes supported by SaaS today include email and collaboration via offerings such as Microsoft's Office 365 and Google's Gmail, Customer Relationship Management via services such as NetSuite CRM and Salesforce, Human Resource Management via services from Workday and SAP SuccessFactors, financial management, billing and collaboration, and many more. According to Forrester Research, SaaS has overtaken on-premises solutions in categories such as human capital management (HCM), customer relationship management (CRM), and collaboration. Solutions once available with several different deployment options are now SaaS-only. Let’s look at key characteristics of Software-as-a-Service. SaaS clouds have a multitenant architecture. Infrastructure and code are maintained centrally and accessed by all users. SaaS makes it easy for users to manage privileges, monitor data use, and ensure everyone sees the same information at the same time. Security, compliance, and maintenance are all part of the offering. Users can customize applications to fit their business processes with point-and-click ease. Users can customize the UI to work with their branding guidelines; they can modify data fields and enable or disable features within the business process. These customizations are preserved through upgrades. Users pay for the use of the services via a subscription model. The use of resources can be scaled easily, depending on service needs. Key benefits of adopting SaaS: Businesses can directly procure solutions without upfront capital and assistance from IT, greatly reducing the time from decision to value from months to days. SaaS greatly increases workforce productivity and efficiency. Users can access core business apps from wherever they are. They can also buy and deploy apps in minutes, reducing the typical obstacles enterprises have to test the products they they might use. Using SaaS applications, individuals and small enterprises can spread out their software costs over time. Let’s look at some use cases for SaaS: Organizations are moving to SaaS for their core business needs as part of their strategic transformation to reduce on-premises IT infrastructure and reduce capital expenditure. Oragnzaitions are leveraging SaaS to avoid the need for ongoing upgrades, maintenance, and patching, done traditionally by internal IT resources; applications run reliably with minimal input, for example, email servers and office collaboration and productivity tools. Organizations are increasingly opting for SaaS eCommerce Platforms to manage their websites, marketing, sales, and <text:soft-page-break/>operations. With SaaS, organizations are able to take advantage of the resilience and business continuity of the cloud provider. Enterprises are now developing SaaS integration platforms (or SIPs) for building additional SaaS applications, moving SaaS beyond standalone software functionality to a platform for mission-critical applications. SaaS does evoke some concerns, as well. Primary among them being data ownership and data safety. Security is an important consideration when you’re allowing a third-party to maintain business-critical data. And application access relies on a good internet connection. If you’re not connected, you cannot access the apps. But the benefits far outweigh the concerns, with SaaS making up the largest segment of the cloud market today.</text:p>
      <text:p text:style-name="P1"/>
      <text:p text:style-name="P1"/>
      <text:p text:style-name="P1"/>
      <text:p text:style-name="P1"/>
      <text:p text:style-name="P1"/>
      <text:p text:style-name="P1"/>
      <text:p text:style-name="P1"/>
      <text:p text:style-name="P1">Lesson Summary</text:p>
      <text:p text:style-name="P1">In this lesson, you have learned:</text:p>
      <text:p text:style-name="P1">Cloud computing allows us to utilize technology as a service, leveraging remote resources on-demand, on a pay-as-you-model. There are three main service models available on the cloud—Infrastructure-as-a-Service (IaaS), Platform-as-a-Service (PaaS), and Software-as-a-Service (SaaS). </text:p>
      <text:p text:style-name="P1"/>
      <text:p text:style-name="P1">IaaS provides the fundamental compute, network, and storage resources for customers on-demand. </text:p>
      <text:p text:style-name="P1"/>
      <text:p text:style-name="P1">PaaS provides customers the hardware, software, and infrastructure to develop, deploy, manage, and run applications created by them or acquired from a third-party.</text:p>
      <text:p text:style-name="P1"/>
      <text:p text:style-name="P1">SaaS provides access to users to a service provider’s cloud-based software. Users simply access the applications on Cloud while the Cloud provider maintains the infrastructure, platform, data, application code, security, availability, and performance of the applic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Public Cloud</text:p>
      <text:p text:style-name="P1"/>
      <text:p text:style-name="P1"/>
      <text:p text:style-name="P1">In our introductory cloud video, we briefly mentioned the three deployment models for cloud. In this video, we will discuss the Public Cloud deployment model in more detail. Deployment models indicate where the infrastructure resides, who owns and manages it, and how cloud resources and services are made available to users. The three cloud deployment models include—Public Cloud, Private Cloud, and Hybrid Cloud. In a public cloud model, users get access to servers, storage, network, security, and applications as services delivered by cloud service providers over the internet. Using web consoles and APIs, users can provision the resources and services they need. The cloud provider owns, manages, provisions, and maintains the infrastructure, renting it out to customers either for a subscription charge or usage-based fee. Users don’t own the servers their applications run on or storage their data consumes, or manage the operations of the servers, or even determine how the platforms are maintained. In very much the same way that we consume and pay for utilities such as water, electricity, or gas in our everyday lives, we don’t own any of these cloud resources—we make an agreement with the service provider, use the resources, and pay for what we use within a certain period. Public clouds offer significant cost savings as the provider bears all the capital, operational, and maintenance expenses for the infrastructure and the facilities they are hosted in. It makes scalability as easy as requesting more capacity. However, with a public cloud, the user does not have any control over the computing environment and is subject to the performance and security of the cloud provider’s infrastructure. There are several public cloud providers in the market today, such as Amazon Web Services, Microsoft Azure, IBM Cloud, Google Cloud Platform, and Alibaba Cloud. While all providers include a common set of core services, such as servers, storage, network, security, and databases, they also offer a wide spectrum of niche services with varied payment options. Let’s talk about some of the characteristics of a public cloud: A public cloud is a virtualized multi-tenant architecture enabling tenants or users to share computing resources, residing outside their firewalls. The cloud providers pool of resources, including infrastructure, platforms, and software, are not dedicated for use by a single tenant or organization. Resources are distributed on an as-needed basis offered through a variety of subscription and pay-as-you-go models. Public clouds have significant benefits. We’ll go over some of these benefits here: Vast on-demand resources are available, allowing applications to respond seamlessly to fluctuations in demand. Considering the large number of users that share the centralized cloud resources on-demand, the public cloud offers the most significant economies of scale. The sheer number of server and network resources available on the public cloud means that a public cloud is highly reliable. If one physical component fails, the service still runs unaffected on the remaining available components. It’s also important to note some concerns users have regarding public clouds—key among them being security and data sovereignty compliance. Security issues such as data breaches, data loss, account hijacking, insufficient due diligence, and system and application vulnerability seem to be some of the fears users continue to have concerning security in the public cloud. With data being stored in different locations and accessed across national borders, it has also become increasingly critical for companies to be compliant with data sovereignty regulations governing the storage, transfer, and security of data. A service provider’s ability to not just keep up with the regulations, but also the interpretation of these regulations, is a concern shared by many businesses. Let’s look at some common use cases for public cloud. Organizations are increasingly opting to access cloud-based applications and platforms so their teams can focus on building and testing applications, and reducing time-to-market for their products and services. Businesses with fluctuating capacity and resourcing needs are opting for the public cloud. Organizations are using public cloud computing resources to build secondary infrastructures for disaster recovery, data protection, and business continuity. More and more organizations are using cloud storage and data management services for greater accessibility, easy distribution, and backing up their data. IT departments are outsourcing the management of less critical and standardized business <text:soft-page-break/>platforms and applications to pubic cloud providers. In the next video, we will look at the private cloud model, its features, benefits, and some use cases.</text:p>
      <text:p text:style-name="P1"/>
      <text:p text:style-name="P1"/>
      <text:p text:style-name="P1">Private Cloud</text:p>
      <text:p text:style-name="P1">The National Institute of Standards and Technology defines Private Cloud as cloud infrastructure provisioned for exclusive use by a single organization comprising multiple consumers, such as the business units within the organization. It may be owned, managed, and operated by the organization, a third party, or some combination of them, and it may exist on or off premises. Private cloud platforms can be implemented internally or externally. When the platform is provisioned over an organization’s internal infrastructure, it runs on-premises and is owned, managed, and operated by the organization. When it is provisioned over a cloud provider’s infrastructure, it is owned, managed, and operated by the service provider. This external private cloud offering that resides on a cloud service provider’s infrastructure is called a Virtual Private Cloud, or VPC. A VPC is a public cloud offering that lets an organization establish its own private and secure cloud-like computing environment in a logically isolated part of a shared public cloud. Using a VPC, organizations can leverage the dynamic scalability, high availability, and lower cost of ownership of a public cloud, while having the infrastructure and security tailored to the organization’s unique needs. Virtual Private Clouds are offered by most Public Cloud providers such as IBM and Amazon. A private cloud is a virtualized environment modeled to bring in the benefits of a public cloud platform without the perceived disadvantages of an open and shared public platform. Users of a private cloud, such as Developers and Business Units in an organization, still get to leverage benefits such as economies of scale, granular scale, operational efficiencies, and user self-service, while exercising full control over access, security, and compliances specific to their organization and business. Private clouds provide you with 1.The ability to leverage the value of cloud computing using systems that are directly managed or under perceived control of the organization’s internal IT. 2.The ability to better utilize internal computing resources, such as the organization’s existing investments in hardware and software, thereby reducing costs. 3.Better scalability through virtualization and “cloud bursting,” i.e., leveraging public cloud instances for a period of time but returning to the private cloud when the surge is met. 4.Controlled access and greater security measures customized to specific organizational needs. 5.The ability to expand and provision things in a relatively short amount of time, providing greater agility. Organizations may choose to opt for private cloud because of various reasons—because their applications provide a unique competitive advantage, there are security and regulatory concerns, or because the data is highly sensitive and subject to strict industry or governmental regulations. Let’s look at some common use cases for a private cloud: A private cloud is an opportunity for organizations to modernize and unify their in-house and legacy applications. Moving these applications from their dedicated hardware to the cloud also allows them to leverage the power of the compute resources and multiple services available on the cloud. 2.Using the private cloud, organizations are integrating data and application services from their existing applications with public cloud services. This allows them to leverage their private cloud’s compute capability for the larger jobs while pulling data into an application on a private cloud to leverage public cloud services — essentially opening their data centers to work with cloud services. 3.Application portability is a key feature of cloud platforms. Using the private cloud gives organizations the ability to build applications anywhere, and move them anywhere, without having to compromise security and compliance in the process. 4.Some of the key reasons that may prevent an organization from moving to a public cloud include security and regulatory concerns, and data sensitivity. A private cloud offers these organizations the benefits of on-demand enterprise resources while exercising full control over critical security and compliance issues from within the environment of their dedicated cloud. In the next video, we will look at the hybrid cloud model, its features, benefits, and some use cases.</text:p>
      <text:p text:style-name="P1"/>
      <text:p text:style-name="P1"/>
      <text:p text:style-name="P1"><text:soft-page-break/></text:p>
      <text:p text:style-name="P1">Hybrid Cloud</text:p>
      <text:p text:style-name="P1"/>
      <text:p text:style-name="P1">Hybrid Cloud is a computing environment that connects an organization's on-premise private cloud and third-party public cloud into a single flexible infrastructure for running the organization's applications and workloads. The mix of public and private cloud resources gives organizations the flexibility to choose the optimal cloud for each application or workload, workloads move freely between the two clouds as needs change. Organizations can choose to run the sensitive highly regulated and mission-critical applications or workloads with reasonably constant performance and capacity requirements on private Cloud infrastructure. While deploying the less sensitive and more dynamic workloads on the public cloud.</text:p>
      <text:p text:style-name="P1">Reproduce el video desde ::55 y sigue la transcripción0:55</text:p>
      <text:p text:style-name="P1">With proper integration and orchestration between the public and private clouds, you can leverage both clouds for the same workload. For example, you can leverage additional public cloud capacity to accommodate a spike in demand for a private cloud application also known as cloud bursting. The key tenants of a hybrid cloud are interoperability, scalability and portability. Hybrid cloud is interoperable, which means, that the public and private cloud services can understand each other's APIs, configuration, data formats, and forms of authentication and authorization. When there is a spike in demand a workload running on the private cloud can leverage the additional public cloud capacity making it scalable. A hybrid cloud is also portable, since you're no longer locked in with a specific vendor, you can move applications and data not just between on-premise and cloud systems, but also between cloud service providers. Hybrid is about taking the best of both worlds. There are two common types of hybrid clouds, hybrid monocloud and hybrid multi-cloud. A Hybrid Monocloud is a hybrid cloud with one cloud provider, while a Hybrid Multicloud is an open standards-based stack that can be deployed on any public cloud infrastructure. The difference lies in the flexibility that the hybrid multicloud offers organizations to move workloads and environments from one vendor to another. There is also a and of hybrid multicloud called the, Composite Multicloud, which makes this flexibility even more granular as it distributes single applications across multiple providers, allowing you to move application components across cloud services and vendors as needed. Hybrid cloud offers significant benefits in areas of security and compliance, scalability and resilience, resource optimization, and cost saving. A hybrid cloud lets organizations deploy highly regulated or sensitive workloads in a private cloud while running the less-sensitive workloads on a public cloud. Using a hybrid cloud you can scale up quickly, inexpensively, and even automatically using the public cloud infrastructure, all without impacting the other workloads running on your private cloud. Because you're not locked-in with a specific vendor and also don't have to make either-or decisions between the different cloud models, you can make the most cost-efficient use of your infrastructure budget.</text:p>
      <text:p text:style-name="P1">Reproduce el video desde :3:37 y sigue la transcripción3:37</text:p>
      <text:p text:style-name="P1">You can maintain workloads where they are most efficient, spin-up environments using pay-as-you-go in public cloud, and rapidly adopt new tools as you need them.</text:p>
      <text:p text:style-name="P1">Reproduce el video desde :3:49 y sigue la transcripción3:49</text:p>
      <text:p text:style-name="P1">A typical organization will have a range of applications and workloads spread across private public and traditional IT environments. This represents a range of opportunities for optimization via a hybrid cloud approach. Let's look at some increasingly common hybrid cloud use cases.</text:p>
      <text:p text:style-name="P1">Reproduce el video desde :4:9 y sigue la transcripción4:09</text:p>
      <text:p text:style-name="P1">Software-as-a-Service integration, through hybrid integration organizations are connecting software-as-a-service applications available in the public cloud to their existing public cloud, private cloud, and traditional IT applications to deliver new solutions.</text:p>
      <text:p text:style-name="P1">Reproduce el video desde :4:29 y sigue la transcripción4:29</text:p>
      <text:p text:style-name="P1">Data and AI integration, organizations today are creating richer and more personal experiences by combining new data sources on the public cloud. Such as weather, social, the Internet of things, CRM, and ERP, with existing data in analytics, machine learning, and AI <text:soft-page-break/>capabilities. Enhancing legacy apps, an increasing number of organizations are using public cloud services to upgrade their user experience of their on-premises applications and deploy them globally to new devices, while incrementally modernizing their Core Business Systems. VM ware migration, more and more organizations are lifting and shifting their on-premises virtualized workloads to a public cloud without conversion or modification to reduce their on-premises data center footprint and position themselves to scale without added capital expense. Hybrid cloud is a concept that's been around for quite some time, but we're finding that it's becoming increasingly used to architect and modernize existing or legacy applications. According to research we found that 75% of non-cloud applications will be moving to the cloud in the next three years. This goes to say that if you're not already thinking about your hybrid cloud strategy, you may be falling behind.</text:p>
      <text:p text:style-name="P1"/>
      <text:p text:style-name="P1"/>
      <text:p text:style-name="P1"/>
      <text:h text:style-name="P2" text:outline-level="2">Lesson Summary</text:h>
      <text:h text:style-name="Heading_20_3" text:outline-level="3">In this lesson, you have learned:</text:h>
      <text:list xml:id="list1708054451" text:style-name="L1">
        <text:list-item>
          <text:p text:style-name="P4">Deployment models indicate where the infrastructure resides, who owns and manages it, and how cloud resources and services are made available to users. There are three main deployment models available on the cloud—Public, Private, and Hybrid.</text:p>
        </text:list-item>
        <text:list-item>
          <text:p text:style-name="P4">In the Public cloud model, the service provider owns, manages, provisions, and maintains the physical infrastructure such as data centers, servers, networking equipment, and storage, with users accessing virtualized compute, networking and storage resources as services.</text:p>
        </text:list-item>
      </text:list>
      <text:list xml:id="list3242717283" text:style-name="L2">
        <text:list-item>
          <text:p text:style-name="P5">In the Private cloud model, the provider provisions the cloud infrastructure for exclusive use by a single organization. The private cloud infrastructure can be internal to the organization and run or on-premises. Or, it can be on a public cloud, as in case of Virtual Private Clouds (VPC) and be owned, managed, and operated by the cloud provider. </text:p>
        </text:list-item>
      </text:list>
      <text:list xml:id="list2681766759" text:style-name="L3">
        <text:list-item>
          <text:p text:style-name="P6">In the Hybrid cloud model, an organization’s on-premise private cloud and third-party, public cloud is connected as a single, flexible infrastructure leveraging the features and benefits of both Public and Private clouds.</text:p>
        </text:list-item>
      </text:list>
      <text:p text:style-name="P7"/>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4T12:08:13.728480352</meta:creation-date>
    <dc:date>2021-12-29T00:58:11.144530231</dc:date>
    <meta:editing-duration>PT50M49S</meta:editing-duration>
    <meta:editing-cycles>2</meta:editing-cycles>
    <meta:generator>LibreOffice/6.4.7.2$Linux_X86_64 LibreOffice_project/40$Build-2</meta:generator>
    <meta:document-statistic meta:table-count="0" meta:image-count="0" meta:object-count="0" meta:page-count="9" meta:paragraph-count="36" meta:word-count="4982" meta:character-count="33212" meta:non-whitespace-character-count="28273"/>
  </office:meta>
</office:document-meta>
</file>